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Liberation Sans" fo:font-size="12pt" officeooo:paragraph-rsid="0019a7ff" style:font-size-asian="12pt" style:font-size-complex="12pt"/>
    </style:style>
    <style:style style:name="P2" style:family="paragraph" style:parent-style-name="Standard">
      <style:text-properties style:font-name="Liberation Sans" fo:font-size="12pt" fo:font-weight="normal" officeooo:rsid="001b7c24" officeooo:paragraph-rsid="001d2a36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19a7ff"/>
    </style:style>
    <style:style style:name="T3" style:family="text">
      <style:text-properties officeooo:rsid="001d2a36"/>
    </style:style>
    <style:style style:name="T4" style:family="text">
      <style:text-properties officeooo:rsid="001d6fa4"/>
    </style:style>
    <style:style style:name="T5" style:family="text">
      <style:text-properties officeooo:rsid="001e25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>Referaatti </text:span><text:span text:style-name="T2">Lauri Suomalaisen kandidaatin työstä:</text:span></text:p>
      <text:p text:style-name="P1"><text:span text:style-name="T1">"Ohjelmistotuotantomenetelmien kehittyminen 1950-luvulta nykypäivään"</text:span></text:p>
      <text:p text:style-name="P1"><text:span text:style-name="T1"/></text:p>
      <text:p text:style-name="P2">Työssään Lauri Suomalainen käsittelee ohjelmistotuotantomenetelmiä 1950-luvulta alkaen käyden läpi tunnetuimmat menetelmät <text:span text:style-name="T4">ja </text:span>kertoen niiden tuomista eduista ja ongelmista. Alkuun tietokoneiden ohjelmointi ei ollut ongelma, mutta koneiden kehittyessä <text:span text:style-name="T3">alkoivat myös ohjelmistojen vaatimukset kasvamaan. Tämä johti tilanteeseen, jota alettiin myöhemmin kutsumaan ’ohjelmisto kriisiksi’. </text:span></text:p>
      <text:p text:style-name="P2"><text:span text:style-name="T3"><text:s/>Vuonna 1970 julkaisemassa artikkelissa tohtori Winston Royce esittelee yksinkertaisen vesiputousmallin. Vesiputousmalli muodostuu eri työvaiheista, jotka seuraavat toisiaan. Vesiputousmalllia on kritisoitu sen ongelmien takia. 1990-luvulla tulivat laajempaan tietoon iteratiiviset ja inkrementaaliset menetelmät, kun yhdysvaltain puolustusministeriö salli nämä menetelmät ohjelmistokehityksessä. Nämä menetelmät olivat olleet jo aikaisemmin käytössä esimerkiksi joissain NASA:n projekteissa. </text:span><text:span text:style-name="T4">Lauri Suomalainen esittelee tekstissään vuonna 1986 esitellyn spiraalimallin, joka esitteli konseptin riskien ohjaamista iteraatioista. Muita 90-luvulla formalisoituneita tunnettuja ohjelmistontuotantomenetelmiä ovat RAD, RUP ja XP.</text:span></text:p>
      <text:p text:style-name="P2"><text:s/><text:span text:style-name="T4">Ketterät tuotantomenetelmät, joihin myös XP kuuluu yleistyivät 2000-luvulla. Ohjelmistotuotannon ammattilaiset t</text:span><text:span text:style-name="T5">ä</text:span><text:span text:style-name="T4">ll</text:span><text:span text:style-name="T5">ö</text:span><text:span text:style-name="T4">in esittelivät ketteriä menetelmiä korvaamaan kankeaa vesiputousmallia. Vuonna 2001 kirjoitettiin Agile Manifesto. Vuonna 1996 esitelty Scrum on ketteristä menetelmistä tunnetuin ja suosituin, Lauri kerto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FandolFang 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FandolFang 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9T17:34:33.729592120</meta:creation-date>
    <dc:date>2021-12-19T20:23:50.157141487</dc:date>
    <meta:editing-duration>PT2M56S</meta:editing-duration>
    <meta:editing-cycles>1</meta:editing-cycles>
    <meta:document-statistic meta:table-count="0" meta:image-count="0" meta:object-count="0" meta:page-count="1" meta:paragraph-count="5" meta:word-count="157" meta:character-count="1550" meta:non-whitespace-character-count="1395"/>
    <meta:generator>LibreOffice/7.2.3.2$Linux_X86_64 LibreOffice_project/20$Build-2</meta:generator>
  </office:meta>
</office:document-meta>
</file>